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style="italic" officeooo:rsid="0011cc2b" officeooo:paragraph-rsid="0017a482" style:font-style-asian="italic" style:font-style-complex="italic"/>
    </style:style>
    <style:style style:name="P6" style:family="paragraph" style:parent-style-name="Table_20_Contents">
      <style:text-properties officeooo:rsid="00158413" officeooo:paragraph-rsid="0017fdb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97685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sistema" style:list-style-name="Numerazione_20_UC">
      <style:text-properties officeooo:rsid="000db710" officeooo:paragraph-rsid="0015e041"/>
    </style:style>
    <style:style style:name="P13" style:family="paragraph" style:parent-style-name="Azione_20_sistema" style:list-style-name="Numerazione_20_UC">
      <style:paragraph-properties fo:margin-left="0cm" fo:margin-right="0cm" fo:text-indent="0cm" style:auto-text-indent="false"/>
      <style:text-properties fo:font-weight="normal" officeooo:rsid="0015e041" officeooo:paragraph-rsid="0015e041" style:font-weight-asian="normal" style:font-weight-complex="normal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fo:font-weight="normal" officeooo:rsid="0015e041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2f454"/>
    </style:style>
    <style:style style:name="T10" style:family="text">
      <style:text-properties officeooo:rsid="0014e782"/>
    </style:style>
    <style:style style:name="T11" style:family="text">
      <style:text-properties officeooo:rsid="00158413"/>
    </style:style>
    <style:style style:name="T12" style:family="text">
      <style:text-properties officeooo:rsid="0015e041"/>
    </style:style>
    <style:style style:name="T13" style:family="text">
      <style:text-properties fo:font-weight="bold" officeooo:rsid="0015e041" style:font-weight-asian="bold" style:font-weight-complex="bold"/>
    </style:style>
    <style:style style:name="T14" style:family="text">
      <style:text-properties fo:font-weight="bold" officeooo:rsid="001623f5" style:font-weight-asian="bold" style:font-weight-complex="bold"/>
    </style:style>
    <style:style style:name="T15" style:family="text">
      <style:text-properties fo:font-weight="bold" officeooo:rsid="0017fdb5" style:font-weight-asian="bold" style:font-weight-complex="bold"/>
    </style:style>
    <style:style style:name="T16" style:family="text">
      <style:text-properties officeooo:rsid="001623f5"/>
    </style:style>
    <style:style style:name="T17" style:family="text">
      <style:text-properties officeooo:rsid="0017fdb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 <text:span text:style-name="T14">or</text:span><text:span text:style-name="T16"> Educatore </text:span><text:span text:style-name="T14">or</text:span><text:span text:style-name="T16"> Genitore</text:span></text:p>
            <text:p text:style-name="P6"><text:span text:style-name="T14">or</text:span><text:span text:style-name="T16"> <text:s/>Direttore </text:span><text:span text:style-name="T15">or</text:span><text:span text:style-name="T17"> Psico-pedagogo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1">Responsabile Educativo </text:span><text:span text:style-name="T16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99931" text:style-name="Numerazione_20_UC">
              <text:list-item>
                <text:p text:style-name="P11"><text:span text:style-name="T2">L'utente </text:span><text:s/>accede alla sezione <text:span text:style-name="T11">Programmazione Educativa</text:span><text:span text:style-name="T12">(</text:span><text:span text:style-name="T13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2. Il sistema mostra </text:span><text:span text:style-name="T5">il programma educativo in vigore</text:span></text:p>
                            <text:p text:style-name="P13">3.L'utente seleziona il programma educativo e ne visualizza il contenut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10777" text:style-name="L1">
              <text:list-item>
                <text:p text:style-name="P8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  <text:p text:style-name="P10"><text:span text:style-name="T9">Visualizza</text:span><text:span text:style-name="T10">zione</text:span><text:span text:style-name="T9"> </text:span><text:span text:style-name="T12">Contenuto </text:span><text:span text:style-name="T11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4M46S</meta:editing-duration>
    <meta:editing-cycles>12</meta:editing-cycles>
    <meta:generator>LibreOffice/3.6$Windows_x86 LibreOffice_project/da8c1e6-fd468f4-454e206-f42a4a9-143cfd</meta:generator>
    <dc:date>2012-10-22T20:26:55.06</dc:date>
    <meta:document-statistic meta:table-count="1" meta:image-count="0" meta:object-count="0" meta:page-count="1" meta:paragraph-count="20" meta:word-count="111" meta:character-count="806" meta:non-whitespace-character-count="710"/>
  </office:meta>
</office:document-meta>
</file>